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Serif Pro" svg:font-family="'Source Serif Pro', serif"/>
    <style:font-face style:name="consolas" svg:font-family="consolas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style:font-name="Ubuntu Condensed" fo:font-size="18pt" officeooo:rsid="000a1a79" officeooo:paragraph-rsid="000a1a7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a933" style:font-name="Ubuntu Condensed" fo:font-size="18pt" officeooo:rsid="000a1a79" officeooo:paragraph-rsid="000a1a79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a933" style:font-name="Ubuntu Condensed" fo:font-size="15pt" officeooo:rsid="00136506" officeooo:paragraph-rsid="00136506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a933" style:font-name="Ubuntu Condensed" fo:font-size="15pt" officeooo:rsid="0017b403" officeooo:paragraph-rsid="0017b403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ffbf00" style:font-name="Ubuntu Condensed" fo:font-size="15pt" officeooo:rsid="000a7392" officeooo:paragraph-rsid="000a7392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3465a4" style:font-name="Ubuntu Condensed" fo:font-size="18pt" officeooo:rsid="000a1a79" officeooo:paragraph-rsid="000a1a79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 Condensed" fo:font-size="15pt" officeooo:rsid="000a7392" officeooo:paragraph-rsid="000a7392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 Condensed" fo:font-size="15pt" officeooo:rsid="000a7392" officeooo:paragraph-rsid="000aca9b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 Condensed" fo:font-size="15pt" officeooo:rsid="00116de4" officeooo:paragraph-rsid="00116de4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 Condensed" fo:font-size="15pt" officeooo:rsid="001404ce" officeooo:paragraph-rsid="001404ce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 Condensed" fo:font-size="15pt" officeooo:rsid="001afe2b" officeooo:paragraph-rsid="001afe2b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000000" style:font-name="Ubuntu Condensed" fo:font-size="15pt" officeooo:rsid="001cdf71" officeooo:paragraph-rsid="001cdf71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000000" style:font-name="Ubuntu Condensed" fo:font-size="15pt" officeooo:rsid="001e2774" officeooo:paragraph-rsid="001e2774" style:font-size-asian="13.1000003814697pt" style:font-size-complex="15pt"/>
    </style:style>
    <style:style style:name="P14" style:family="paragraph" style:parent-style-name="Standard">
      <style:paragraph-properties fo:text-align="start" style:justify-single-word="false"/>
      <style:text-properties fo:color="#ff0000" style:font-name="Ubuntu Condensed" fo:font-size="15pt" officeooo:rsid="000e8d84" officeooo:paragraph-rsid="000e8d84" style:font-size-asian="13.1000003814697pt" style:font-size-complex="15pt"/>
    </style:style>
    <style:style style:name="P15" style:family="paragraph" style:parent-style-name="Standard">
      <style:paragraph-properties fo:text-align="start" style:justify-single-word="false"/>
      <style:text-properties fo:color="#706e0c" style:font-name="Ubuntu Condensed" fo:font-size="15pt" officeooo:rsid="00113a61" officeooo:paragraph-rsid="00113a61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color="#808080" style:font-name="Ubuntu Condensed" fo:font-size="15pt" officeooo:rsid="001c8e2d" officeooo:paragraph-rsid="001c8e2d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color="#2a6099" style:font-name="Ubuntu Condensed" fo:font-size="15pt" officeooo:rsid="001cdf71" officeooo:paragraph-rsid="001cdf71" style:font-size-asian="13.1000003814697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Ubuntu Condensed" fo:font-size="15pt" officeooo:rsid="002223d0" officeooo:paragraph-rsid="002223d0" style:font-size-asian="13.1000003814697pt" style:font-size-complex="15pt"/>
    </style:style>
    <style:style style:name="P19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272822" fo:padding="0cm" fo:border="none"/>
    </style:style>
    <style:style style:name="P20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orphans="2" fo:widows="2" fo:background-color="#272822" fo:padding="0cm" fo:border="none"/>
    </style:style>
    <style:style style:name="P21" style:family="paragraph" style:parent-style-name="Standard">
      <style:paragraph-properties fo:text-align="start" style:justify-single-word="false"/>
      <style:text-properties fo:color="#800080" style:font-name="Ubuntu Condensed" fo:font-size="15pt" officeooo:rsid="00136506" officeooo:paragraph-rsid="00136506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fo:color="#ff972f" style:font-name="Ubuntu Condensed" fo:font-size="15pt" officeooo:rsid="0018ff8c" officeooo:paragraph-rsid="0017b403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fo:color="#ff972f" style:font-name="Ubuntu Condensed" fo:font-size="15pt" officeooo:rsid="001cdf71" officeooo:paragraph-rsid="001cdf71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fo:color="#e8f2a1" style:font-name="Ubuntu Condensed" fo:font-size="15pt" officeooo:rsid="001afe2b" officeooo:paragraph-rsid="001afe2b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fo:color="#000000" style:font-name="Ubuntu Condensed" fo:font-size="15pt" officeooo:rsid="001cdf71" officeooo:paragraph-rsid="000a7392" style:font-size-asian="13.1000003814697pt" style:font-size-complex="15pt"/>
    </style:style>
    <style:style style:name="P26" style:family="paragraph" style:parent-style-name="Standard">
      <style:paragraph-properties fo:text-align="start" style:justify-single-word="false"/>
      <style:text-properties fo:color="#000000" style:font-name="Ubuntu Condensed" fo:font-size="15pt" officeooo:rsid="002223d0" officeooo:paragraph-rsid="002223d0" style:font-size-asian="13.1000003814697pt" style:font-size-complex="15pt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Ubuntu Condensed" fo:font-size="13pt" fo:font-style="normal" style:text-underline-style="none" fo:font-weight="normal" officeooo:rsid="002223d0" officeooo:paragraph-rsid="002223d0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color="#000000"/>
    </style:style>
    <style:style style:name="T2" style:family="text">
      <style:text-properties officeooo:rsid="00136506"/>
    </style:style>
    <style:style style:name="T3" style:family="text">
      <style:text-properties fo:color="#2a6099"/>
    </style:style>
    <style:style style:name="T4" style:family="text">
      <style:text-properties fo:color="#2a6099" officeooo:rsid="0018ff8c"/>
    </style:style>
    <style:style style:name="T5" style:family="text">
      <style:text-properties fo:color="#800080"/>
    </style:style>
    <style:style style:name="T6" style:family="text">
      <style:text-properties officeooo:rsid="0018ff8c"/>
    </style:style>
    <style:style style:name="T7" style:family="text">
      <style:text-properties fo:color="#ff972f"/>
    </style:style>
    <style:style style:name="T8" style:family="text">
      <style:text-properties fo:color="#ff972f" officeooo:rsid="0018ff8c"/>
    </style:style>
    <style:style style:name="T9" style:family="text">
      <style:text-properties fo:color="#ff0000"/>
    </style:style>
    <style:style style:name="T10" style:family="text">
      <style:text-properties fo:font-variant="normal" fo:text-transform="none" fo:color="#66d9ef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ffff" style:font-name="consolas" fo:font-size="13.5pt" fo:letter-spacing="normal" fo:font-style="normal" fo:font-weight="normal"/>
    </style:style>
    <style:style style:name="T12" style:family="text">
      <style:text-properties fo:font-variant="normal" fo:text-transform="none" fo:color="#ffffff" style:font-name="consolas" fo:font-size="13.5pt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ffffff" fo:letter-spacing="normal" loext:padding="0cm" loext:border="none"/>
    </style:style>
    <style:style style:name="T14" style:family="text">
      <style:text-properties fo:font-variant="normal" fo:text-transform="none" fo:color="#ffffff" style:font-name="Source Serif Pro" fo:font-size="13.5pt" fo:letter-spacing="normal" fo:font-style="normal" fo:font-weight="normal" fo:background-color="#272822" loext:char-shading-value="0" loext:padding="0cm" loext:border="none"/>
    </style:style>
    <style:style style:name="T15" style:family="text">
      <style:text-properties fo:font-variant="normal" fo:text-transform="none" fo:color="#ffffff" style:font-name="Source Serif Pro" fo:letter-spacing="normal" fo:font-style="normal" fo:font-weight="normal" fo:background-color="#272822" loext:char-shading-value="0" loext:padding="0cm" loext:border="none"/>
    </style:style>
    <style:style style:name="T16" style:family="text">
      <style:text-properties fo:font-variant="normal" fo:text-transform="none" fo:color="#ffffff" style:font-name="Source Serif Pro" fo:font-size="15pt" fo:letter-spacing="normal" fo:font-style="normal" fo:font-weight="normal" fo:background-color="#272822" loext:char-shading-value="0" style:font-size-asian="15pt" style:font-size-complex="15pt" loext:padding="0cm" loext:border="none"/>
    </style:style>
    <style:style style:name="T17" style:family="text">
      <style:text-properties fo:font-variant="normal" fo:text-transform="none" fo:color="#ffffff" style:font-name="Source Serif Pro" fo:font-size="13pt" fo:letter-spacing="normal" fo:font-style="normal" fo:font-weight="normal" fo:background-color="#272822" loext:char-shading-value="0" style:font-size-asian="13pt" style:font-size-complex="13pt" loext:padding="0cm" loext:border="none"/>
    </style:style>
    <style:style style:name="T18" style:family="text">
      <style:text-properties fo:font-variant="normal" fo:text-transform="none" fo:color="#e6db5a" style:font-name="consolas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75715e" style:font-name="consolas" fo:font-size="13.5pt" fo:letter-spacing="normal" fo:font-style="italic" fo:font-weight="normal" loext:padding="0cm" loext:border="none"/>
    </style:style>
    <style:style style:name="T20" style:family="text">
      <style:text-properties fo:font-variant="normal" fo:text-transform="none" fo:color="#c0c0c0" style:font-name="Source Serif Pro" fo:font-size="13.5pt" fo:letter-spacing="normal" fo:font-style="normal" fo:font-weight="normal"/>
    </style:style>
    <style:style style:name="T21" style:family="text">
      <style:text-properties fo:font-variant="normal" fo:text-transform="none" fo:color="#c0c0c0" style:font-name="Source Serif Pro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c0c0c0" style:font-name="Source Serif Pro" fo:letter-spacing="normal" fo:font-style="normal" fo:font-weight="normal"/>
    </style:style>
    <style:style style:name="T23" style:family="text">
      <style:text-properties fo:font-variant="normal" fo:text-transform="none" fo:color="#c0c0c0" style:font-name="Source Serif Pro" fo:letter-spacing="normal" fo:font-style="normal" fo:font-weight="normal" loext:padding="0cm" loext:border="none"/>
    </style:style>
    <style:style style:name="T24" style:family="text">
      <style:text-properties fo:font-variant="normal" fo:text-transform="none" fo:color="#c0c0c0" style:font-name="Source Serif Pro" fo:font-size="15pt" fo:letter-spacing="normal" fo:font-style="normal" fo:font-weight="normal" style:font-size-asian="15pt" style:font-size-complex="15pt"/>
    </style:style>
    <style:style style:name="T25" style:family="text">
      <style:text-properties fo:font-variant="normal" fo:text-transform="none" fo:color="#c0c0c0" style:font-name="Source Serif Pro" fo:font-size="15pt" fo:letter-spacing="normal" fo:font-style="normal" fo:font-weight="normal" style:font-size-asian="15pt" style:font-size-complex="15pt" loext:padding="0cm" loext:border="none"/>
    </style:style>
    <style:style style:name="T26" style:family="text">
      <style:text-properties fo:font-variant="normal" fo:text-transform="none" fo:color="#c0c0c0" style:font-name="Source Serif Pro" fo:font-size="13pt" fo:letter-spacing="normal" fo:font-style="normal" fo:font-weight="normal" style:font-size-asian="13pt" style:font-size-complex="13pt"/>
    </style:style>
    <style:style style:name="T27" style:family="text">
      <style:text-properties fo:font-variant="normal" fo:text-transform="none" fo:color="#c0c0c0" style:font-name="Source Serif Pro" fo:font-size="13pt" fo:letter-spacing="normal" fo:font-style="normal" fo:font-weight="normal" style:font-size-asian="13pt" style:font-size-complex="13pt" loext:padding="0cm" loext:border="none"/>
    </style:style>
    <style:style style:name="T28" style:family="text">
      <style:text-properties fo:font-variant="normal" fo:text-transform="none" style:font-name="Source Serif Pro" fo:font-size="13pt" fo:letter-spacing="normal" fo:font-style="normal" fo:font-weight="normal" style:font-size-asian="13pt" style:font-size-complex="13pt"/>
    </style:style>
    <style:style style:name="T29" style:family="text">
      <style:text-properties fo:font-variant="normal" fo:text-transform="none" style:font-name="Source Serif Pro" fo:font-size="13pt" fo:letter-spacing="normal" fo:font-style="normal" fo:font-weight="normal" style:font-size-asian="13pt" style:font-size-complex="13pt" loext:padding="0cm" loext:border="none"/>
    </style:style>
    <style:style style:name="T30" style:family="text">
      <style:text-properties fo:font-variant="normal" fo:text-transform="none" style:font-name="Source Serif Pro" fo:font-size="13pt" fo:letter-spacing="normal" fo:font-style="normal" fo:font-weight="normal" fo:background-color="#272822" loext:char-shading-value="0" style:font-size-asian="13pt" style:font-size-complex="13pt" loext:padding="0cm" loext:border="none"/>
    </style:style>
    <style:style style:name="T31" style:family="text">
      <style:text-properties fo:font-variant="normal" fo:text-transform="none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/>
    </style:style>
    <style:style style:name="T32" style:family="text">
      <style:text-properties fo:font-variant="normal" fo:text-transform="none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33" style:family="text">
      <style:text-properties fo:font-variant="normal" fo:text-transform="none" fo:color="#000000" style:font-name="Source Serif Pro" fo:font-size="13pt" fo:letter-spacing="normal" fo:font-style="normal" fo:font-weight="normal" style:font-size-asian="13pt" style:font-size-complex="13pt"/>
    </style:style>
    <style:style style:name="T34" style:family="text">
      <style:text-properties fo:font-variant="normal" fo:text-transform="none" fo:color="#000000" style:font-name="Source Serif Pro" fo:font-size="13pt" fo:letter-spacing="normal" fo:font-style="normal" fo:font-weight="normal" style:font-size-asian="13pt" style:font-size-complex="13pt" loext:padding="0cm" loext:border="none"/>
    </style:style>
    <style:style style:name="T35" style:family="text">
      <style:text-properties fo:font-variant="normal" fo:text-transform="none" fo:color="#000000" style:font-name="Source Serif Pro" fo:font-size="13pt" fo:letter-spacing="normal" fo:font-style="normal" fo:font-weight="normal" fo:background-color="#272822" loext:char-shading-value="0" style:font-size-asian="13pt" style:font-size-complex="13pt" loext:padding="0cm" loext:border="none"/>
    </style:style>
    <style:style style:name="T36" style:family="text">
      <style:text-properties fo:font-variant="normal" fo:text-transform="none" fo:color="#000000" style:font-name="Source Serif Pro" fo:font-size="13pt" fo:letter-spacing="normal" fo:font-style="normal" style:text-underline-style="solid" style:text-underline-width="auto" style:text-underline-color="font-color" fo:font-weight="normal" style:font-size-asian="13pt" style:font-size-complex="13pt"/>
    </style:style>
    <style:style style:name="T37" style:family="text">
      <style:text-properties fo:font-variant="normal" fo:text-transform="none" fo:color="#000000" style:font-name="Source Serif Pro" fo:font-size="13pt" fo:letter-spacing="normal" fo:font-style="normal" style:text-underline-style="solid" style:text-underline-width="auto" style:text-underline-color="font-color" fo:font-weight="normal" style:font-size-asian="13pt" style:font-size-complex="13pt" loext:padding="0cm" loext:border="none"/>
    </style:style>
    <style:style style:name="T38" style:family="text">
      <style:text-properties fo:font-variant="normal" fo:text-transform="none" fo:color="#000000" style:font-name="Source Serif Pro" fo:font-size="13pt" fo:letter-spacing="normal" fo:font-style="normal" style:text-underline-style="solid" style:text-underline-width="auto" style:text-underline-color="font-color" fo:font-weight="normal" fo:background-color="#272822" loext:char-shading-value="0" style:font-size-asian="13pt" style:font-size-complex="13pt" loext:padding="0cm" loext:border="none"/>
    </style:style>
    <style:style style:name="T39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style:font-size-asian="13pt" style:font-size-complex="13pt"/>
    </style:style>
    <style:style style:name="T40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style:font-size-asian="13pt" style:font-size-complex="13pt" loext:padding="0cm" loext:border="none"/>
    </style:style>
    <style:style style:name="T41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style:font-size-asian="13pt" style:font-style-asian="normal" style:font-size-complex="13pt" style:font-style-complex="normal"/>
    </style:style>
    <style:style style:name="T42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style:font-size-asian="13pt" style:font-style-asian="normal" style:font-size-complex="13pt" style:font-style-complex="normal" loext:padding="0cm" loext:border="none"/>
    </style:style>
    <style:style style:name="T43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4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5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fo:background-color="#272822" loext:char-shading-value="0" style:font-size-asian="13pt" style:font-size-complex="13pt" loext:padding="0cm" loext:border="none"/>
    </style:style>
    <style:style style:name="T46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fo:background-color="#272822" loext:char-shading-value="0" style:font-size-asian="13pt" style:font-style-asian="normal" style:font-size-complex="13pt" style:font-style-complex="normal" loext:padding="0cm" loext:border="none"/>
    </style:style>
    <style:style style:name="T47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fo:background-color="#272822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48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0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51" style:family="text">
      <style:text-properties fo:font-variant="normal" fo:text-transform="none" fo:color="#000000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000000" style:font-name="Source Serif Pro" fo:font-size="13pt" fo:letter-spacing="normal" fo:font-style="normal" style:text-underline-style="none" style:font-size-asian="13pt" style:font-style-asian="normal" style:font-size-complex="13pt" style:font-style-complex="normal"/>
    </style:style>
    <style:style style:name="T53" style:family="text">
      <style:text-properties fo:font-variant="normal" fo:text-transform="none" fo:color="#000000" style:font-name="Source Serif Pro" fo:font-size="13pt" fo:letter-spacing="normal" fo:font-style="normal" style:text-underline-style="none" style:font-size-asian="13pt" style:font-style-asian="normal" style:font-size-complex="13pt" style:font-style-complex="normal" loext:padding="0cm" loext:border="none"/>
    </style:style>
    <style:style style:name="T54" style:family="text">
      <style:text-properties fo:font-variant="normal" fo:text-transform="none" fo:color="#000000" style:font-name="Source Serif Pro" fo:font-size="13pt" fo:letter-spacing="normal" fo:font-style="normal" style:text-underline-style="none" fo:background-color="#272822" loext:char-shading-value="0" style:font-size-asian="13pt" style:font-style-asian="normal" style:font-size-complex="13pt" style:font-style-complex="normal" loext:padding="0cm" loext:border="none"/>
    </style:style>
    <style:style style:name="T55" style:family="text">
      <style:text-properties fo:font-variant="normal" fo:text-transform="none" fo:color="#000000" style:font-name="Source Serif Pro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56" style:family="text">
      <style:text-properties fo:font-variant="normal" fo:text-transform="none" fo:color="#000000" style:font-name="Source Serif Pro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7" style:family="text">
      <style:text-properties fo:font-variant="normal" fo:text-transform="none" fo:color="#000000" style:font-name="Source Serif Pro" fo:font-size="13pt" fo:letter-spacing="normal" fo:font-style="normal" style:text-underline-style="none" fo:font-weight="bold" fo:background-color="#272822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58" style:family="text">
      <style:text-properties fo:font-variant="normal" fo:text-transform="none" fo:color="#000000" style:font-name="Source Serif Pro" fo:font-size="13pt" fo:letter-spacing="normal" style:text-underline-style="none" fo:font-weight="normal" style:font-size-asian="13pt" style:font-size-complex="13pt"/>
    </style:style>
    <style:style style:name="T59" style:family="text">
      <style:text-properties fo:font-variant="normal" fo:text-transform="none" fo:color="#000000" style:font-name="Source Serif Pro" fo:font-size="13pt" fo:letter-spacing="normal" style:text-underline-style="none" fo:font-weight="normal" style:font-size-asian="13pt" style:font-size-complex="13pt" loext:padding="0cm" loext:border="none"/>
    </style:style>
    <style:style style:name="T60" style:family="text">
      <style:text-properties fo:font-variant="normal" fo:text-transform="none" fo:color="#000000" style:font-name="Source Serif Pro" fo:font-size="13pt" fo:letter-spacing="normal" style:text-underline-style="none" fo:font-weight="normal" fo:background-color="#272822" loext:char-shading-value="0" style:font-size-asian="13pt" style:font-size-complex="13pt" loext:padding="0cm" loext:border="none"/>
    </style:style>
    <style:style style:name="T61" style:family="text">
      <style:text-properties fo:font-variant="normal" fo:text-transform="none" fo:color="#000000" style:font-name="Source Serif Pro" fo:font-size="13pt" fo:letter-spacing="normal" fo:font-style="italic" style:text-underline-style="none" fo:font-weight="normal" style:font-size-asian="13pt" style:font-style-asian="italic" style:font-size-complex="13pt" style:font-style-complex="italic"/>
    </style:style>
    <style:style style:name="T62" style:family="text">
      <style:text-properties fo:font-variant="normal" fo:text-transform="none" fo:color="#000000" style:font-name="Source Serif Pro" fo:font-size="13pt" fo:letter-spacing="normal" fo:font-style="italic" style:text-underline-style="none" fo:font-weight="normal" style:font-size-asian="13pt" style:font-style-asian="italic" style:font-size-complex="13pt" style:font-style-complex="italic" loext:padding="0cm" loext:border="none"/>
    </style:style>
    <style:style style:name="T63" style:family="text">
      <style:text-properties fo:font-variant="normal" fo:text-transform="none" fo:color="#000000" style:font-name="Source Serif Pro" fo:font-size="13pt" fo:letter-spacing="normal" fo:font-style="italic" style:text-underline-style="none" fo:font-weight="normal" fo:background-color="#272822" loext:char-shading-value="0" style:font-size-asian="13pt" style:font-style-asian="italic" style:font-size-complex="13pt" style:font-style-complex="italic" loext:padding="0cm" loext:border="none"/>
    </style:style>
    <style:style style:name="T64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/>
    </style:style>
    <style:style style:name="T65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#000000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6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67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68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69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/>
    </style:style>
    <style:style style:name="T70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71" style:family="text">
      <style:text-properties fo:font-variant="normal" fo:text-transform="none" style:use-window-font-color="true" style:font-name="Source Serif Pro" fo:font-size="13pt" fo:letter-spacing="normal" fo:font-style="normal" style:text-underline-style="none" fo:font-weight="normal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6">Objetos</text:p>
      <text:p text:style-name="P1"/>
      <text:p text:style-name="P2"/>
      <text:p text:style-name="P5">O que é um objeto? </text:p>
      <text:p text:style-name="P5"/>
      <text:p text:style-name="P8">Um objeto é parecido com um array, na sua estrutura o que muda mesmo é que ao invés de ser envolvido por colchetes, é envolvido por chaves, no array os elementos podem estar interligados, mas o único ciente disso é o programador, a máquina só lista os elementos, mas não entende que eles estão interligados, já na estrutura de dados objeto, os elementos estão interligados e a máquina está ciente disso, dizemos que para cada chave há um valor, ex: nome: “André, <text:s text:c="3"/>idade: 27.</text:p>
      <text:p text:style-name="P8"/>
      <text:p text:style-name="P14">Um detalhe interessante é que podemos acessar as chaves de nosso objeto usando um array ou melhor, usando colchetes.</text:p>
      <text:p text:style-name="P7"><text:s text:c="60"/></text:p>
      <text:p text:style-name="P15">Como faço para adicionar uma chave e seu valor dentro de um objeto?</text:p>
      <text:p text:style-name="P15"/>
      <text:p text:style-name="P9">Basta eu iniciar com o nome do objeto seguid de .”nome da chave” = “valor” <text:span text:style-name="T2">ex:</text:span></text:p>
      <text:p text:style-name="P9"/>
      <text:p text:style-name="P3">objeto.<text:span text:style-name="T3">camisa = </text:span><text:span text:style-name="T5">“M”</text:span></text:p>
      <text:p text:style-name="P21"/>
      <text:p text:style-name="P10">Para excluir é quase igual, mas desta vez iremos utilizar o “delete”.</text:p>
      <text:p text:style-name="P10"/>
      <text:p text:style-name="P4"><text:span text:style-name="T6">d</text:span>elete <text:span text:style-name="T4">objeto.</text:span><text:span text:style-name="T8">camisa</text:span></text:p>
      <text:p text:style-name="P22"/>
      <text:p text:style-name="P11">Prontinho, nossa chave camisa foi excluída.</text:p>
      <text:p text:style-name="P24"/>
      <text:p text:style-name="P16">Como eu faço para adicionar um objeto dentro de um objeto? Um dependente praticamente.</text:p>
      <text:p text:style-name="P16"/>
      <text:p text:style-name="P12">Basta eu começar pelo nome do objeto principal seguido do nome do outro objeto, colocar o sinal de igual e após isso as chaves. Ex:</text:p>
      <text:p text:style-name="P12"/>
      <text:p text:style-name="P17">clientes.<text:span text:style-name="T9">dependente = </text:span><text:span text:style-name="T1">{ </text:span></text:p>
      <text:p text:style-name="P17"><text:span text:style-name="T1"><text:tab/></text:span><text:span text:style-name="T7">nome:”Maria”,</text:span></text:p>
      <text:p text:style-name="P23"><text:tab/>parentesco:”filha”,</text:p>
      <text:p text:style-name="P23"><text:tab/>dataNasc:”25/10/2021”</text:p>
      <text:p text:style-name="P13">}</text:p>
      <text:p text:style-name="P25"/>
      <text:p text:style-name="P26"><text:soft-page-break/>Mais uma curiosidade sobre trabalhar com objeto:</text:p>
      <text:p text:style-name="P26"/>
      <text:p text:style-name="P18"><text:span text:style-name="Source_20_Text"><text:span text:style-name="T10">const</text:span></text:span><text:span text:style-name="Source_20_Text"><text:span text:style-name="T12"> objPersonagem = {</text:span></text:span></text:p>
      <text:p text:style-name="P19"><text:span text:style-name="Source_20_Text"><text:span text:style-name="T13"><text:s/></text:span></text:span><text:span text:style-name="Source_20_Text"><text:span text:style-name="T12">nome: </text:span></text:span><text:span text:style-name="Source_20_Text"><text:span text:style-name="T18">"Gandalf"</text:span></text:span><text:span text:style-name="Source_20_Text"><text:span text:style-name="T12">,</text:span></text:span></text:p>
      <text:p text:style-name="P19"><text:span text:style-name="Source_20_Text"><text:span text:style-name="T13"><text:s/></text:span></text:span><text:span text:style-name="Source_20_Text"><text:span text:style-name="T12">classe: </text:span></text:span><text:span text:style-name="Source_20_Text"><text:span text:style-name="T18">"mago"</text:span></text:span><text:span text:style-name="Source_20_Text"><text:span text:style-name="T12">,</text:span></text:span></text:p>
      <text:p text:style-name="P19"><text:span text:style-name="Source_20_Text"><text:span text:style-name="T13"><text:s/></text:span></text:span><text:span text:style-name="Source_20_Text"><text:span text:style-name="T12">nivel: </text:span></text:span><text:span text:style-name="Source_20_Text"><text:span text:style-name="T18">"20"</text:span></text:span></text:p>
      <text:p text:style-name="P19"><text:span text:style-name="Source_20_Text"><text:span text:style-name="T12">}</text:span></text:span></text:p>
      <text:p text:style-name="P20"/>
      <text:p text:style-name="P19"><text:span text:style-name="Source_20_Text"><text:span text:style-name="T10">const</text:span></text:span><text:span text:style-name="Source_20_Text"><text:span text:style-name="T12"> objPersonagem2 = </text:span></text:span><text:span text:style-name="Source_20_Text"><text:span text:style-name="T10">Object</text:span></text:span><text:span text:style-name="Source_20_Text"><text:span text:style-name="T12">.create(objPersonagem)</text:span></text:span></text:p>
      <text:p text:style-name="P19"><text:span text:style-name="Source_20_Text"><text:span text:style-name="T12">objPersonagem2.nome = </text:span></text:span><text:span text:style-name="Source_20_Text"><text:span text:style-name="T18">"Gandalf, o Cinzento"</text:span></text:span></text:p>
      <text:p text:style-name="P20"/>
      <text:p text:style-name="P19"><text:span text:style-name="Source_20_Text"><text:span text:style-name="T12">console.log(objPersonagem.nome) </text:span></text:span><text:span text:style-name="Source_20_Text"><text:span text:style-name="T19">//Gandalf</text:span></text:span></text:p>
      <text:p text:style-name="P19"><text:span text:style-name="Source_20_Text"><text:span text:style-name="T12">console.log(objPersonagem2.nome) </text:span></text:span><text:span text:style-name="Source_20_Text"><text:span text:style-name="T19">//Gandalf, o Cinzento</text:span></text:span></text:p>
      <text:p text:style-name="P28"><text:span text:style-name="T69">O método </text:span><text:span text:style-name="Source_20_Text"><text:span text:style-name="T71">Object.create()</text:span></text:span><text:span text:style-name="T69"> cria um novo objeto </text:span><text:span text:style-name="Strong_20_Emphasis"><text:span text:style-name="T71">utilizando como protótipo o objeto passado via parâmetro</text:span></text:span><text:span text:style-name="T69">. Dessa forma, </text:span><text:span text:style-name="Source_20_Text"><text:span text:style-name="T71">objPersonagem2</text:span></text:span><text:span text:style-name="T69"> é uma instância diferente de </text:span><text:span text:style-name="Source_20_Text"><text:span text:style-name="T71">objPersonagem</text:span></text:span><text:span text:style-name="T69"> e pode ser trabalhada de forma independente.</text:span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Serif Pro" svg:font-family="'Source Serif Pro', serif"/>
    <style:font-face style:name="consolas" svg:font-family="consolas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4:00:56.065906416</meta:creation-date>
    <meta:generator>LibreOffice/6.4.7.2$Linux_X86_64 LibreOffice_project/40$Build-2</meta:generator>
    <dc:date>2022-07-27T14:54:08.872174695</dc:date>
    <meta:editing-duration>PT1H16M16S</meta:editing-duration>
    <meta:editing-cycles>16</meta:editing-cycles>
    <meta:document-statistic meta:table-count="0" meta:image-count="0" meta:object-count="0" meta:page-count="2" meta:paragraph-count="30" meta:word-count="272" meta:character-count="1806" meta:non-whitespace-character-count="1492"/>
  </office:meta>
</office:document-meta>
</file>